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89ea00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6249" officeooo:paragraph-rsid="02836249"/>
    </style:style>
    <style:style style:name="P9" style:family="paragraph" style:parent-style-name="Heading_20_1" style:list-style-name="WWNum1"/>
    <style:style style:name="P10" style:family="paragraph" style:parent-style-name="Heading_20_3" style:list-style-name="WWNum1"/>
    <style:style style:name="P11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3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4" style:family="paragraph" style:parent-style-name="Table_20_Contents" style:list-style-name="L1">
      <style:paragraph-properties fo:text-align="start" style:justify-single-word="false"/>
    </style:style>
    <style:style style:name="P15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6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ff73" officeooo:paragraph-rsid="0282ff73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82ff73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83ac78"/>
    </style:style>
    <style:style style:name="P22" style:family="paragraph" style:parent-style-name="Table_20_Contents" style:list-style-name="L1">
      <style:paragraph-properties fo:text-align="start" style:justify-single-word="false"/>
      <style:text-properties officeooo:rsid="0285d32d" officeooo:paragraph-rsid="0285d32d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rsid="0285d32d" officeooo:paragraph-rsid="02961725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ff0000" loext:opacity="100%" officeooo:rsid="0286c568" officeooo:paragraph-rsid="0286c568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rsid="028edbc6" officeooo:paragraph-rsid="0294307e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2a077bf" officeooo:paragraph-rsid="02a077bf"/>
    </style:style>
    <style:style style:name="P27" style:family="paragraph" style:parent-style-name="Table_20_Contents" style:list-style-name="L1">
      <style:paragraph-properties fo:text-align="start" style:justify-single-word="false"/>
      <style:text-properties officeooo:rsid="02a0f39f" officeooo:paragraph-rsid="02a0f39f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rsid="02a2811c" officeooo:paragraph-rsid="02a2811c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text-line-through-style="none" style:text-line-through-type="none"/>
    </style:style>
    <style:style style:name="T7" style:family="text">
      <style:text-properties style:use-window-font-color="true" loext:opacity="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8" style:family="text">
      <style:text-properties style:use-window-font-color="true" loext:opacity="0%" officeooo:rsid="02909524"/>
    </style:style>
    <style:style style:name="T9" style:family="text">
      <style:text-properties officeooo:rsid="027e4b16"/>
    </style:style>
    <style:style style:name="T10" style:family="text">
      <style:text-properties officeooo:rsid="027f4348"/>
    </style:style>
    <style:style style:name="T11" style:family="text">
      <style:text-properties officeooo:rsid="0280ebf0"/>
    </style:style>
    <style:style style:name="T12" style:family="text">
      <style:text-properties officeooo:rsid="02819629"/>
    </style:style>
    <style:style style:name="T13" style:family="text">
      <style:text-properties officeooo:rsid="0282ff73"/>
    </style:style>
    <style:style style:name="T14" style:family="text">
      <style:text-properties officeooo:rsid="02836249"/>
    </style:style>
    <style:style style:name="T15" style:family="text">
      <style:text-properties officeooo:rsid="0283a02d"/>
    </style:style>
    <style:style style:name="T16" style:family="text">
      <style:text-properties officeooo:rsid="0283ac78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officeooo:rsid="0289ea00"/>
    </style:style>
    <style:style style:name="T19" style:family="text">
      <style:text-properties fo:color="#ff0000" loext:opacity="100%" officeooo:rsid="028cdc51"/>
    </style:style>
    <style:style style:name="T20" style:family="text">
      <style:text-properties fo:color="#ff0000" loext:opacity="100%" officeooo:rsid="02909524"/>
    </style:style>
    <style:style style:name="T21" style:family="text">
      <style:text-properties fo:color="#ff0000" loext:opacity="100%" style:text-line-through-style="none" style:text-line-through-type="none"/>
    </style:style>
    <style:style style:name="T22" style:family="text">
      <style:text-properties fo:color="#ff0000" loext:opacity="10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3" style:family="text">
      <style:text-properties fo:color="#ff0000" loext:opacity="100%" officeooo:rsid="029f3cfc"/>
    </style:style>
    <style:style style:name="T24" style:family="text">
      <style:text-properties fo:color="#ff0000" loext:opacity="100%" style:font-name="Liberation Sans" fo:font-size="12pt" officeooo:rsid="029f3cfc" style:font-name-asian="Microsoft YaHei" style:font-size-asian="12pt" style:font-name-complex="Lucida Sans" style:font-size-complex="12pt"/>
    </style:style>
    <style:style style:name="T25" style:family="text">
      <style:text-properties officeooo:rsid="027cd86a"/>
    </style:style>
    <style:style style:name="T26" style:family="text">
      <style:text-properties officeooo:rsid="02961725"/>
    </style:style>
    <style:style style:name="T27" style:family="text">
      <style:text-properties fo:color="#ff860d" loext:opacity="100%" style:text-underline-style="solid" style:text-underline-width="auto" style:text-underline-color="font-color" fo:font-weight="bold" officeooo:rsid="02808b4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53187628" text:style-name="WWNum1">
        <text:list-item>
          <text:h text:style-name="P9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10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Gondramos (Jacq)</text:p>
          </table:table-cell>
          <table:table-cell table:style-name="Table1.B1" office:value-type="string">
            <text:p text:style-name="P5">Earth elementalist <text:span text:style-name="T10">h</text:span>akaan - <text:span text:style-name="T18">buddies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1">Hyde </text:span>(Jaspin)</text:p>
          </table:table-cell>
          <table:table-cell table:style-name="Table1.B2" office:value-type="string">
            <text:p text:style-name="P7">Spore vamp<text:span text:style-name="T25"> - </text:span><text:span text:style-name="T18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9">Ysha’ak </text:span>(Grif)</text:p>
          </table:table-cell>
          <table:table-cell table:style-name="Table1.B2" office:value-type="string">
            <text:p text:style-name="P7">Time raider tactician “<text:span text:style-name="T14">ee-shak”</text:span><text:span text:style-name="T25"> - </text:span><text:span text:style-name="T18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9">Lazarus </text:span>(Leg<text:span text:style-name="T15">endary</text:span>)</text:p>
          </table:table-cell>
          <table:table-cell table:style-name="Table1.B2" office:value-type="string">
            <text:p text:style-name="P6">Necro Summoner - <text:span text:style-name="T19">chil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2">Nimue</text:span> (Panch)</text:p>
          </table:table-cell>
          <table:table-cell table:style-name="Table1.B2" office:value-type="string">
            <text:p text:style-name="P8">Green Elementalist “nim-yu-ay”</text:p>
          </table:table-cell>
        </table:table-row>
      </table:table>
      <text:list xml:id="list222425532989305" text:continue-numbering="true" text:style-name="WWNum1">
        <text:list-item>
          <text:list>
            <text:list-item>
              <text:list>
                <text:list-item>
                  <text:h text:style-name="P11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Line2948962202960">
          <table:table-cell table:style-name="Table2.A1" office:value-type="string">
            <text:list xml:id="list4151616354" text:style-name="L1">
              <text:list-item>
                <text:p text:style-name="P14">Safety: Not trying to approach any line, except gore stuff and hostages (who are all adults). Feelings? X-Card: ping me to test! <text:span text:style-name="T27">No surgery, intestines</text:span></text:p>
              </text:list-item>
              <text:list-item>
                <text:p text:style-name="P14">Bio-break at halfway point, 15/20 minutes.</text:p>
              </text:list-item>
              <text:list-item>
                <text:p text:style-name="P15">Owlbear quick rundown: scroll, ping, move character, change numbers, roll dice</text:p>
              </text:list-item>
              <text:list-item>
                <text:p text:style-name="P15">Rule adjudication: I’m using May packet, Forge Steel uses December. Whoever finds a <text:span text:style-name="T4">rule</text:span> first says it and that’s what we’ll do unless I feel strongly otherwise.</text:p>
              </text:list-item>
              <text:list-item>
                <text:p text:style-name="P16">Session 1, please speak in third person! <text:span text:style-name="T3">Instead of</text:span> “I’d like to go”, say “<text:span text:style-name="T5">Gondramos</text:span> wants to go” so we can all learn eachother’s characters. Not a hard rule.</text:p>
              </text:list-item>
            </text:list>
          </table:table-cell>
        </table:table-row>
        <table:table-row table:style-name="TableLine2948962218464">
          <table:table-cell table:style-name="Table2.A2" office:value-type="string">
            <text:list xml:id="list222425229132157" text:continue-numbering="true" text:style-name="L1">
              <text:list-item>
                <text:p text:style-name="P17">Owlbear was down! Using foundry!</text:p>
              </text:list-item>
              <text:list-item>
                <text:p text:style-name="P18"><text:span text:style-name="T13">About to f</text:span>ight Hawklords at Ivywatch Keep</text:p>
              </text:list-item>
              <text:list-item>
                <text:p text:style-name="P19">They found the LETTER and the ROSARY</text:p>
              </text:list-item>
            </text:list>
          </table:table-cell>
        </table:table-row>
      </table:table>
      <text:list xml:id="list222425798827138" text:continue-list="list222425532989305" text:style-name="WWNum1">
        <text:list-item>
          <text:list>
            <text:list-item>
              <text:list>
                <text:list-item>
                  <text:h text:style-name="P12" text:outline-level="3">Session <text:span text:style-name="T13">2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22426281411728" text:continue-list="list222425229132157" text:style-name="L1">
              <text:list-item>
                <text:p text:style-name="P22">PREP: <text:span text:style-name="T17">Hawklords, Horror, </text:span><text:span text:style-name="T21">Secret Tunnel</text:span><text:span text:style-name="T6"> </text:span></text:p>
              </text:list-item>
              <text:list-item>
                <text:p text:style-name="P20">Yshaak has a bane on first power roll in <text:span text:style-name="T16">combat </text:span>encounter</text:p>
              </text:list-item>
              <text:list-item>
                <text:p text:style-name="P21">Enemies are slowed (EoT)</text:p>
              </text:list-item>
              <text:list-item>
                <text:p text:style-name="P24">Send them to the horror!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row table:style-name="TableLine2948962210304">
          <table:table-cell table:style-name="Table4.A1" office:value-type="string">
            <text:list xml:id="list222426126960130" text:continue-numbering="true" text:style-name="L1">
              <text:list-item>
                <text:p text:style-name="P25"><text:span text:style-name="T20">Round 2; </text:span><text:span text:style-name="T17">Horror: 138, Hand </text:span><text:span text:style-name="T20">Squad A</text:span><text:span text:style-name="T17">: </text:span><text:span text:style-name="T24">12</text:span><text:span text:style-name="T17">, </text:span><text:span text:style-name="T20">Hand Squad B: 32, Malice: 3</text:span><text:span text:style-name="T23">+7</text:span></text:p>
              </text:list-item>
            </text:list>
          </table:table-cell>
        </table:table-row>
      </table:table>
      <text:list xml:id="list222425584118346" text:continue-list="list222425798827138" text:style-name="WWNum1">
        <text:list-item>
          <text:list>
            <text:list-item>
              <text:list>
                <text:list-item>
                  <text:h text:style-name="P13" text:outline-level="3">Session <text:span text:style-name="T26">3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 table:style-name="TableLine2948962203504">
          <table:table-cell table:style-name="Table6.A1" office:value-type="string">
            <text:list xml:id="list222426876203372" text:continue-list="list222426126960130" text:style-name="L1">
              <text:list-item>
                <text:p text:style-name="P23"><text:span text:style-name="T8">PREP: </text:span><text:span text:style-name="T22">Gaol, Tomb, Mess</text:span><text:span text:style-name="T7"> </text:span></text:p>
              </text:list-item>
            </text:list>
          </table:table-cell>
        </table:table-row>
        <table:table-row table:style-name="TableLine2948962209216">
          <table:table-cell table:style-name="Table6.A2" office:value-type="string">
            <text:list xml:id="list222426235362303" text:continue-numbering="true" text:style-name="L1">
              <text:list-item>
                <text:p text:style-name="P26">Infiltrating with Qoroth! They basically got a lore dump, they have the oath.</text:p>
              </text:list-item>
              <text:list-item>
                <text:p text:style-name="P27">They don’t know about the path to the tomb yet</text:p>
              </text:list-item>
              <text:list-item>
                <text:p text:style-name="P28">Yshaak’s Beyond Sight gives line of sight for Mark</text:p>
              </text:list-item>
            </text:list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56M42S</meta:editing-duration>
    <meta:editing-cycles>604</meta:editing-cycles>
    <meta:generator>LibreOffice/7.2.2.2$Windows_X86_64 LibreOffice_project/02b2acce88a210515b4a5bb2e46cbfb63fe97d56</meta:generator>
    <dc:date>2025-07-17T22:24:24.898000000</dc:date>
    <meta:document-statistic meta:table-count="5" meta:image-count="0" meta:object-count="0" meta:page-count="1" meta:paragraph-count="32" meta:word-count="250" meta:character-count="1399" meta:non-whitespace-character-count="1196"/>
  </office:meta>
</office:document-meta>
</file>